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8.9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43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NRO_PRODUTO</text:p>
          </table:table-cell>
          <table:table-cell/>
          <table:table-cell office:value-type="string" calcext:value-type="string">
            <text:p>NRO_GRUPO_ESTOQUE</text:p>
          </table:table-cell>
          <table:table-cell/>
          <table:table-cell office:value-type="string" calcext:value-type="string">
            <text:p>NRO_LOJ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5276" calcext:value-type="float">
            <text:p>21527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377" calcext:value-type="float">
            <text:p>9537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381" calcext:value-type="float">
            <text:p>9538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551" calcext:value-type="float">
            <text:p>13955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757" calcext:value-type="float">
            <text:p>13975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755" calcext:value-type="float">
            <text:p>13975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765" calcext:value-type="float">
            <text:p>13976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365" calcext:value-type="float">
            <text:p>15636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394" calcext:value-type="float">
            <text:p>18739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575" calcext:value-type="float">
            <text:p>18757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776" calcext:value-type="float">
            <text:p>18877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138" calcext:value-type="float">
            <text:p>18913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616" calcext:value-type="float">
            <text:p>1896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958" calcext:value-type="float">
            <text:p>19395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097" calcext:value-type="float">
            <text:p>1960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1793" calcext:value-type="float">
            <text:p>20179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8976" calcext:value-type="float">
            <text:p>20897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4974" calcext:value-type="float">
            <text:p>21497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9255" calcext:value-type="float">
            <text:p>21925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9655" calcext:value-type="float">
            <text:p>21965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9758" calcext:value-type="float">
            <text:p>21975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3893" calcext:value-type="float">
            <text:p>22389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139755" calcext:value-type="float">
            <text:p>13975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01" calcext:value-type="float">
            <text:p>6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765" calcext:value-type="float">
            <text:p>13976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01" calcext:value-type="float">
            <text:p>6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377" calcext:value-type="float">
            <text:p>9537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01" calcext:value-type="float">
            <text:p>6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381" calcext:value-type="float">
            <text:p>9538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01" calcext:value-type="float">
            <text:p>6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551" calcext:value-type="float">
            <text:p>13955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01" calcext:value-type="float">
            <text:p>6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757" calcext:value-type="float">
            <text:p>13975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01" calcext:value-type="float">
            <text:p>6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394" calcext:value-type="float">
            <text:p>18739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01" calcext:value-type="float">
            <text:p>6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575" calcext:value-type="float">
            <text:p>18757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01" calcext:value-type="float">
            <text:p>6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776" calcext:value-type="float">
            <text:p>18877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01" calcext:value-type="float">
            <text:p>6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138" calcext:value-type="float">
            <text:p>18913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01" calcext:value-type="float">
            <text:p>6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616" calcext:value-type="float">
            <text:p>1896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01" calcext:value-type="float">
            <text:p>6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958" calcext:value-type="float">
            <text:p>19395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01" calcext:value-type="float">
            <text:p>6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097" calcext:value-type="float">
            <text:p>1960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01" calcext:value-type="float">
            <text:p>6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1793" calcext:value-type="float">
            <text:p>20179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01" calcext:value-type="float">
            <text:p>6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8976" calcext:value-type="float">
            <text:p>20897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01" calcext:value-type="float">
            <text:p>6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4974" calcext:value-type="float">
            <text:p>21497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01" calcext:value-type="float">
            <text:p>6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5276" calcext:value-type="float">
            <text:p>21527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01" calcext:value-type="float">
            <text:p>6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9255" calcext:value-type="float">
            <text:p>21925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01" calcext:value-type="float">
            <text:p>6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9655" calcext:value-type="float">
            <text:p>21965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01" calcext:value-type="float">
            <text:p>6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9758" calcext:value-type="float">
            <text:p>21975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01" calcext:value-type="float">
            <text:p>6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3893" calcext:value-type="float">
            <text:p>22389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01" calcext:value-type="float">
            <text:p>6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365" calcext:value-type="float">
            <text:p>15636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01" calcext:value-type="float">
            <text:p>60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95381" calcext:value-type="float">
            <text:p>9538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29" calcext:value-type="float">
            <text:p>8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551" calcext:value-type="float">
            <text:p>13955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29" calcext:value-type="float">
            <text:p>8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9655" calcext:value-type="float">
            <text:p>21965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29" calcext:value-type="float">
            <text:p>8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575" calcext:value-type="float">
            <text:p>18757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29" calcext:value-type="float">
            <text:p>829</text:p>
          </table:table-cell>
          <table:table-cell table:number-columns-repeated="3"/>
        </table:table-row>
        <table:table-row table:style-name="ro1" table:number-rows-repeated="2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RO_TIPO_SERVIÇO</text:p>
          </table:table-cell>
          <table:table-cell table:number-columns-repeated="2"/>
          <table:table-cell office:value-type="string" calcext:value-type="string">
            <text:p>NRO_SERVIÇO</text:p>
          </table:table-cell>
          <table:table-cell/>
          <table:table-cell office:value-type="string" calcext:value-type="string">
            <text:p>NRO_LOJA</text:p>
          </table:table-cell>
          <table:table-cell/>
          <table:table-cell office:value-type="string" calcext:value-type="string">
            <text:p>NRO_TIPO_VENDA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3514" calcext:value-type="float">
            <text:p>103514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3518" calcext:value-type="float">
            <text:p>103518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3519" calcext:value-type="float">
            <text:p>103519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03532" calcext:value-type="float">
            <text:p>103532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03533" calcext:value-type="float">
            <text:p>103533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03534" calcext:value-type="float">
            <text:p>103534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03537" calcext:value-type="float">
            <text:p>103537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41838" calcext:value-type="float">
            <text:p>141838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04141" calcext:value-type="float">
            <text:p>104141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36711" calcext:value-type="float">
            <text:p>136711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39524" calcext:value-type="float">
            <text:p>139524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40358" calcext:value-type="float">
            <text:p>140358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42383" calcext:value-type="float">
            <text:p>142383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42384" calcext:value-type="float">
            <text:p>142384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43191" calcext:value-type="float">
            <text:p>143191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44657" calcext:value-type="float">
            <text:p>144657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44658" calcext:value-type="float">
            <text:p>144658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44730" calcext:value-type="float">
            <text:p>144730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44735" calcext:value-type="float">
            <text:p>144735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44736" calcext:value-type="float">
            <text:p>144736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44745" calcext:value-type="float">
            <text:p>144745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44765" calcext:value-type="float">
            <text:p>144765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44775" calcext:value-type="float">
            <text:p>144775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44776" calcext:value-type="float">
            <text:p>144776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44779" calcext:value-type="float">
            <text:p>144779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49535" calcext:value-type="float">
            <text:p>149535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63594" calcext:value-type="float">
            <text:p>163594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87814" calcext:value-type="float">
            <text:p>187814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92434" calcext:value-type="float">
            <text:p>192434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92437" calcext:value-type="float">
            <text:p>19243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96014" calcext:value-type="float">
            <text:p>196014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96015" calcext:value-type="float">
            <text:p>196015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96054" calcext:value-type="float">
            <text:p>196054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209514" calcext:value-type="float">
            <text:p>209514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float" office:value="297315" calcext:value-type="float">
            <text:p>297315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302075" calcext:value-type="float">
            <text:p>302075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302076" calcext:value-type="float">
            <text:p>302076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103495" calcext:value-type="float">
            <text:p>103495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104885" calcext:value-type="float">
            <text:p>104885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INTO MV_SERVIÇO X TIPO_VENDA</text:p>
          </table:table-cell>
          <table:table-cell office:value-type="float" office:value="103513" calcext:value-type="float">
            <text:p>103513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103520" calcext:value-type="float">
            <text:p>103520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218494" calcext:value-type="float">
            <text:p>218494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float" office:value="104141" calcext:value-type="float">
            <text:p>10414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139524" calcext:value-type="float">
            <text:p>139524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140358" calcext:value-type="float">
            <text:p>140358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163594" calcext:value-type="float">
            <text:p>163594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209514" calcext:value-type="float">
            <text:p>209514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float" office:value="104141" calcext:value-type="float">
            <text:p>10414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139524" calcext:value-type="float">
            <text:p>139524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140358" calcext:value-type="float">
            <text:p>140358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163594" calcext:value-type="float">
            <text:p>163594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209514" calcext:value-type="float">
            <text:p>209514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float" office:value="103532" calcext:value-type="float">
            <text:p>103532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office:value-type="float" office:value="103533" calcext:value-type="float">
            <text:p>103533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office:value-type="float" office:value="103534" calcext:value-type="float">
            <text:p>103534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office:value-type="float" office:value="103535" calcext:value-type="float">
            <text:p>103535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office:value-type="float" office:value="103536" calcext:value-type="float">
            <text:p>103536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office:value-type="float" office:value="103537" calcext:value-type="float">
            <text:p>103537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office:value-type="float" office:value="104141" calcext:value-type="float">
            <text:p>10414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office:value-type="float" office:value="139524" calcext:value-type="float">
            <text:p>139524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office:value-type="float" office:value="140358" calcext:value-type="float">
            <text:p>140358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office:value-type="float" office:value="141836" calcext:value-type="float">
            <text:p>141836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office:value-type="float" office:value="141837" calcext:value-type="float">
            <text:p>141837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office:value-type="float" office:value="141838" calcext:value-type="float">
            <text:p>141838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office:value-type="float" office:value="141839" calcext:value-type="float">
            <text:p>141839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office:value-type="float" office:value="163594" calcext:value-type="float">
            <text:p>163594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office:value-type="float" office:value="209514" calcext:value-type="float">
            <text:p>209514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22" calcext:value-type="float">
            <text:p>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5:27:10.107006140</meta:creation-date>
    <dc:date>2018-08-16T17:36:07.010299077</dc:date>
    <meta:editing-duration>PT57M51S</meta:editing-duration>
    <meta:editing-cycles>5</meta:editing-cycles>
    <meta:generator>LibreOffice/5.1.6.2$Linux_X86_64 LibreOffice_project/10m0$Build-2</meta:generator>
    <meta:document-statistic meta:table-count="1" meta:cell-count="335" meta:object-count="0"/>
  </office:meta>
</office:document-meta>
</file>